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0E00000057551F76AA799692C3.png" manifest:media-type="image/png"/>
  <manifest:file-entry manifest:full-path="Pictures/10000201000000EF00000243FEAC4F2B1FB53956.png" manifest:media-type="image/png"/>
  <manifest:file-entry manifest:full-path="Pictures/10000201000005F5000001F96E934A0C530548D6.png" manifest:media-type="image/png"/>
  <manifest:file-entry manifest:full-path="Pictures/10000201000000EF00000243EC92790866BD40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-image-width="0in" draw:fill-image-height="0in"/>
      <style:paragraph-properties style:page-number="auto" style:shadow="none" style:writing-mod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8693in, 2.619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638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5665in" svg:width="10.1154in" svg:height="3.3492in" draw:z-index="0"><draw:image xlink:href="Pictures/10000201000005F5000001F96E934A0C530548D6.png" xlink:type="simple" xlink:show="embed" xlink:actuate="onLoad"/></draw:frame><draw:frame draw:style-name="fr2" draw:name="Image2" text:anchor-type="paragraph" svg:x="0.011in" svg:y="3.9756in" svg:width="1.2661in" svg:height="2.6654in" draw:z-index="1"><draw:image xlink:href="Pictures/10000201000000EF00000243EC92790866BD408A.png" xlink:type="simple" xlink:show="embed" xlink:actuate="onLoad"/></draw:frame><draw:frame draw:style-name="fr3" draw:name="Image3" text:anchor-type="paragraph" svg:x="1.6465in" svg:y="4.4929in" svg:width="2.4898in" svg:height="1.9673in" draw:z-index="2"><draw:image xlink:href="Pictures/10000201000000EF00000243FEAC4F2B1FB53956.png" xlink:type="simple" xlink:show="embed" xlink:actuate="onLoad"/></draw:frame><draw:frame draw:style-name="fr4" draw:name="Image4" text:anchor-type="paragraph" svg:width="10.1154in" svg:height="0.5673in" draw:z-index="3"><draw:image xlink:href="Pictures/100002010000060E00000057551F76AA799692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3:49:29.572136549</meta:creation-date>
    <dc:date>2017-06-30T14:33:33.254293975</dc:date>
    <meta:editing-duration>PT12M8S</meta:editing-duration>
    <meta:editing-cycles>2</meta:editing-cycles>
    <meta:generator>LibreOffice/5.2.7.2$Linux_X86_64 LibreOffice_project/2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